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2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Hárok1" table:style-name="ta1">
        <table:table-column table:style-name="co1" table:default-cell-style-name="ce1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Skupina datasetov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dresy podľa krajov</text:p>
          </table:table-cell>
          <table:table-cell office:value-type="float" office:value="5089" calcext:value-type="float">
            <text:p>5089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string" calcext:value-type="string">
            <text:p>Budovy - inicializačné a zmenové dá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ovy (súpisné čísl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ty - inicializačné a zmenové dá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ty - konsolidované dá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ty - zmenové dáta</text:p>
          </table:table-cell>
          <table:table-cell office:value-type="float" office:value="1755" calcext:value-type="float">
            <text:p>1755</text:p>
          </table:table-cell>
          <table:table-cell office:value-type="float" office:value="2305" calcext:value-type="float">
            <text:p>2305</text:p>
          </table:table-cell>
        </table:table-row>
        <table:table-row table:style-name="ro1">
          <table:table-cell office:value-type="string" calcext:value-type="string">
            <text:p>Cestné úse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Časti obcí - inicializačné a zmenové dá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Časti obcí - konsolidované dá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Časti obcí - zmenové dá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kumentácia datasetu</text:p>
          </table:table-cell>
          <table:table-cell/>
          <table:table-cell office:value-type="float" office:value="4434" calcext:value-type="float">
            <text:p>4434</text:p>
          </table:table-cell>
        </table:table-row>
        <table:table-row table:style-name="ro1">
          <table:table-cell office:value-type="string" calcext:value-type="string">
            <text:p>Inicializačná dávka</text:p>
          </table:table-cell>
          <table:table-cell office:value-type="float" office:value="56" calcext:value-type="float">
            <text:p>56</text:p>
          </table:table-cell>
          <table:table-cell office:value-type="float" office:value="6120" calcext:value-type="float">
            <text:p>6120</text:p>
          </table:table-cell>
        </table:table-row>
        <table:table-row table:style-name="ro1">
          <table:table-cell office:value-type="string" calcext:value-type="string">
            <text:p>Init dávka, 6.4.2018, 170 MB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Init dávka, 6.4.2018, 357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j - konsolidované dáta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Kraj - zmenové dá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je - inicializačné a zmenové dá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ce - inicializačné a zmenové dá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ce - konsolidované dá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ce - zmenové dá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resy - inicializačné a zmenové dá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resy - konsolidované dá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resy - zmenové dá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éma pre XML dáta</text:p>
          </table:table-cell>
          <table:table-cell office:value-type="float" office:value="129" calcext:value-type="float">
            <text:p>12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Ulice - inicializačné a zmenové dá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ice - konsolidované dáta</text:p>
          </table:table-cell>
          <table:table-cell/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Ulice - zmenové dá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hody - inicializačné a zmenové dá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hody - konsolidované dá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hody - zmenové dá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enová dávka č. 14441710</text:p>
          </table:table-cell>
          <table:table-cell office:value-type="float" office:value="71325" calcext:value-type="float">
            <text:p>71325</text:p>
          </table:table-cell>
          <table:table-cell office:value-type="float" office:value="83382" calcext:value-type="float">
            <text:p>83382</text:p>
          </table:table-cell>
        </table:table-row>
        <table:table-row table:style-name="ro1">
          <table:table-cell office:value-type="string" calcext:value-type="string">
            <text:p>Zmenové dávky</text:p>
          </table:table-cell>
          <table:table-cell office:value-type="float" office:value="7928" calcext:value-type="float">
            <text:p>792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Zoznam letísk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k" fo:country="SK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Štýl_20_ší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Arial" style:font-style-name="Normálne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6P2" style:volatile="true">
      <number:text> </number:text>
      <number:fill-character> </number:fill-character>
      <number:text>-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álna_20_2" style:display-name="Normálna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family="Calibri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Calibri1" style:font-family-complex="Calibri" style:font-family-generic-complex="roman" style:font-pitch-complex="variable" style:font-size-complex="12pt" style:font-style-complex="normal" style:font-weight-complex="normal"/>
    </style:style>
    <draw:marker draw:name="Štýl_20_šípky_20_1" draw:display-name="Štýl šípky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.00.0000</text:date>, <text:time style:data-style-name="N2" text:time-value="15:00:29.764000000">00:00:00</text:time></text:p>
        </style:region-right>
      </style:header>
      <style:header-left style:display="false"/>
      <style:header-first style:display="false"/>
      <style:footer>
        <text:p>Stra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5T15:00:30.940000000</meta:creation-date>
    <dc:title>Moja šablóna</dc:title>
    <meta:editing-duration>PT42S</meta:editing-duration>
    <meta:editing-cycles>2</meta:editing-cycles>
    <meta:generator>LibreOffice/7.6.4.1$Windows_X86_64 LibreOffice_project/e19e193f88cd6c0525a17fb7a176ed8e6a3e2aa1</meta:generator>
    <dc:date>2024-04-15T15:01:11.870000000</dc:date>
    <meta:document-statistic meta:table-count="1" meta:cell-count="52" meta:object-count="0"/>
    <meta:template xlink:type="simple" xlink:actuate="onRequest" xlink:title="Moja šablóna" xlink:href="../../../../../../../AppData/Roaming/LibreOffice/4/user/template/Moja%20šablóna.ots" meta:date="2024-04-15T15:00:30.132000000"/>
  </office:meta>
</office:document-meta>
</file>